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Gestionale Cinema</text:span></text:p>
      <text:p text:style-name="Standard">Prestigiacomo Giorgio</text:p>
      <text:p text:style-name="Standard">Ippolito Francesco</text:p>
      <text:p text:style-name="Standard"/>
      <text:p text:style-name="P1">Il sistema è indirizzato al supporto gestionale di un cinema e agevolerà gli utenti nella visualizzazione e prenotazione di proiezioni.</text:p>
      <text:p text:style-name="P1">Il sistema sarà utilizzato da utenti, amministratori e dipendenti.</text:p>
      <text:p text:style-name="Standard"/>
      <text:p text:style-name="Standard">- requisiti funzionali</text:p>
      <text:p text:style-name="Standard"/>
      <text:p text:style-name="Standard">L'utente potrà effettuare le seguenti operazioni:</text:p>
      <text:p text:style-name="Standard"><text:tab/>la registrazione e il login</text:p>
      <text:p text:style-name="Standard"><text:tab/>la prenotazione della proiezione:</text:p>
      <text:p text:style-name="Standard"><text:tab/><text:tab/>scegliere posti</text:p>
      <text:p text:style-name="Standard"><text:tab/><text:tab/>scegliere metodo di pagamento:</text:p>
      <text:p text:style-name="Standard"><text:tab/><text:tab/><text:tab/>tramite carta di credito registrata</text:p>
      <text:p text:style-name="Standard"><text:tab/><text:tab/><text:tab/>tramite pagamento in contanti</text:p>
      <text:p text:style-name="Standard"><text:tab/>inserire o modificare carta di credito personale</text:p>
      <text:p text:style-name="Standard"><text:tab/>visualizzare o modificare prenotazioni effettuate</text:p>
      <text:p text:style-name="Standard"><text:tab/>visualizzare la capienza delle sale</text:p>
      <text:p text:style-name="Standard"><text:tab/>visualizzare il catalogo proiezioni (attuali e future)</text:p>
      <text:p text:style-name="Standard"><text:tab/>gestire il proprio account:</text:p>
      <text:p text:style-name="Standard"><text:tab/><text:tab/>eliminare l'account</text:p>
      <text:p text:style-name="Standard"><text:tab/><text:tab/>modificare le credenziali</text:p>
      <text:p text:style-name="Standard"><text:tab/><text:tab/>aggiungere o modificare metodi di pagamento</text:p>
      <text:p text:style-name="Standard"/>
      <text:p text:style-name="Standard">L'amministratore potrà effettuare le seguenti operazioni:</text:p>
      <text:p text:style-name="Standard"><text:tab/>login</text:p>
      <text:p text:style-name="Standard"><text:tab/>gestire il proprio account</text:p>
      <text:p text:style-name="Standard"><text:tab/>visualizzare e modificare cataloghi film</text:p>
      <text:p text:style-name="Standard"><text:tab/>visualizzare il numero di biglietti venduti per singola proiezione o film</text:p>
      <text:p text:style-name="Standard"><text:tab/>registrare o cancellare i dipendenti</text:p>
      <text:p text:style-name="Standard"><text:tab/><text:tab/></text:p>
      <text:p text:style-name="Standard">Il dipendente potrà effettuare le seguenti operazioni:</text:p>
      <text:p text:style-name="Standard"><text:tab/>login</text:p>
      <text:p text:style-name="Standard"><text:tab/>visualizzare i prezzi dei biglietti delle proiezioni</text:p>
      <text:p text:style-name="Standard"><text:tab/>visualizzare posti disponibili</text:p>
      <text:p text:style-name="Standard"><text:tab/>visualizzare elenco dei prenotati tramite piattaforma</text:p>
      <text:p text:style-name="Standard"><text:tab/>gestire vendita di biglietti ad utenti fisici:</text:p>
      <text:p text:style-name="Standard"><text:tab/><text:tab/>selezionare la proiezione</text:p>
      <text:p text:style-name="Standard"><text:tab/><text:tab/>assegnare posti</text:p>
      <text:p text:style-name="Standard"><text:tab/>validare tramite codice il biglietto elettronico</text:p>
      <text:p text:style-name="Standard"><text:tab/>gestire eventuali errori:</text:p>
      <text:p text:style-name="Standard"><text:tab/><text:tab/>modificare posti assegnati</text:p>
      <text:p text:style-name="Standard"><text:tab/><text:tab/>poter annullare biglietti generati erroneame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- requisiti non funzionali:</text:p>
      <text:p text:style-name="P2"><text:tab/>non sarà possibile per l'utente, effettuare una prenotazione online 15 minuti prima dall'inizio <text:tab/>della proiezione</text:p>
      <text:p text:style-name="Standard"><text:tab/>l'utente non potrà richiedere il rimborso 15 minuti prima dall'inizio della proiezione</text:p>
      <text:p text:style-name="Standard"><text:tab/>l'utente non potrà registrarsi con due email uguali</text:p>
      <text:p text:style-name="Standard"><text:tab/>l'utente non potrà prenotare un biglietto per una sala piena</text:p>
      <text:p text:style-name="Standard"><text:tab/>l'utente non potrà eliminare il proprio account se ha una prenotazione attiva</text:p>
      <text:p text:style-name="Standard"><text:tab/>l'utente non potrà pagare online, se non c'è una carta di credito registrata</text:p>
      <text:p text:style-name="Standard"><text:tab/>l'utente per effettuare il pagamento online, dovrà scegliere solamente una carta di credito tra <text:s/><text:tab/>quelle registrate</text:p>
      <text:p text:style-name="Standard"><text:tab/>l'utente verrà avvisato dal sistema se è stata effettuata una modifica ad una proiezione in cui <text:tab/>è prenotato</text:p>
      <text:p text:style-name="Standard"><text:tab/>il dipendente non potrà modificare i posti prenotati da utenti</text:p>
      <text:p text:style-name="Standard"><text:tab/>il dipendente non potrà vendere un biglietto per una proiezione se la sala è piena</text:p>
      <text:p text:style-name="Standard"><text:tab/>l'amministratore potrà modificare l'orario di una proiezione fino a 24 ore prima dell'inizio di <text:tab/>essa</text:p>
      <text:p text:style-name="Standard"><text:tab/>non possono avvenire simultaneamente due o più proiezioni nella stessa sala</text:p>
      <text:p text:style-name="Standard"><text:tab/>ogni dipendente verrà registrato sulla piattaforma dell'amministratore</text:p>
      <text:p text:style-name="Standard"><text:tab/>con l'acquisto del biglietto, l'utente entrerà in possesso di un biglietto elettronico da <text:tab/>mostrare ai dipendenti per poter accedere alla proiezione</text:p>
      <text:p text:style-name="Standard"/>
      <text:p text:style-name="Standard"><text:tab/>descrizione biglietto:</text:p>
      <text:p text:style-name="Standard"><text:tab/><text:tab/>codice identificativo biglietto</text:p>
      <text:p text:style-name="Standard"><text:tab/><text:tab/>nome film</text:p>
      <text:p text:style-name="Standard"><text:tab/><text:tab/>numero sala</text:p>
      <text:p text:style-name="Standard"><text:tab/><text:tab/>data e orario della proiezione</text:p>
      <text:p text:style-name="Standard"><text:tab/><text:tab/>prezzo del bigliet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</meta:initial-creator>
    <meta:creation-date>2021-11-23T18:18:09.26</meta:creation-date>
    <meta:document-statistic meta:table-count="0" meta:image-count="0" meta:object-count="0" meta:page-count="2" meta:paragraph-count="61" meta:word-count="396" meta:character-count="2909"/>
    <dc:date>2021-11-23T18:57:53.77</dc:date>
    <dc:creator>Francesco </dc:creator>
    <meta:editing-duration>PT8M43S</meta:editing-duration>
    <meta:editing-cycles>1</meta:editing-cycles>
    <meta:generator>OpenOffice/4.1.6$Win32 OpenOffice.org_project/416m1$Build-9790</meta:generator>
  </office:meta>
</office:document-meta>
</file>